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list-style-name="LFO2" style:family="paragraph">
      <style:paragraph-properties fo:break-before="page"/>
    </style:style>
    <style:style style:name="P2" style:parent-style-name="Normal" style:list-style-name="LFO2" style:family="paragraph"/>
    <style:style style:name="P3" style:parent-style-name="Normal" style:list-style-name="LFO2" style:family="paragraph"/>
  </office:automatic-styles>
  <office:body>
    <office:text text:use-soft-page-breaks="true">
      <text:list text:style-name="LFO2" text:continue-numbering="true">
        <text:list-item>
          <text:p text:style-name="P1">Présentation de l’équipe et le rôle de chaque élève (1 min) ;</text:p>
        </text:list-item>
        <text:list-item>
          <text:p text:style-name="P2">Description du projet (1 min) ;</text:p>
        </text:list-item>
        <text:list-item>
          <text:p text:style-name="P3">Démonstration du projet (3 min).<text:line-break/><text:line-break/>Les informations suivantes - au format texte - seront à intégrer à la fin de la vidéo : nom du projet, membres de l’équipe, niveau scolaire, professeur de NSI, établissement scolaire.</text:p>
        </text:list-item>
      </text:list>
      <text:p text:style-name="Normal"/>
      <text:p text:style-name="Normal">Présentation de l’équipe et chaque rôle :</text:p>
      <text:p text:style-name="Normal">Gazi Damien :<text:s/>H 17ans Programmeur des automate cellulaire</text:p>
      <text:p text:style-name="Normal">Richard Jenny : F 17 ans Menu</text:p>
      <text:p text:style-name="Normal"/>
      <text:p text:style-name="Normal">Decription du projet :</text:p>
      <text:p text:style-name="Normal">Un plateforme de simulation d’automate cellulaire en tout genre allant du jeu de la vie, de ses dériver a des automate plus complexe comme la simulation bac a sable. Pour un total de 29 simulation</text:p>
      <text:p text:style-name="Normal"/>
      <text:p text:style-name="Normal">Démonstration du projet :</text:p>
      <text:p text:style-name="Normal"/>
      <text:p text:style-name="Normal"/>
      <text:p text:style-name="Normal">Fin de vidéo :</text:p>
      <text:p text:style-name="Normal">Pi’sPy art, Gazi Damien – Jenny Richard , Terminal General, M.LeCren, Lycée polyvalent Touchard Washingt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ZI Damien Louis Albin</meta:initial-creator>
    <dc:creator>GAZI Damien Louis Albin</dc:creator>
    <meta:creation-date>2025-03-13T07:58:00Z</meta:creation-date>
    <dc:date>2025-03-13T08:43:00Z</dc:date>
    <meta:template xlink:href="Normal.dotm" xlink:type="simple"/>
    <meta:editing-cycles>1</meta:editing-cycles>
    <meta:editing-duration>PT2700S</meta:editing-duration>
    <meta:document-statistic meta:page-count="1" meta:paragraph-count="1" meta:word-count="125" meta:character-count="814" meta:row-count="5" meta:non-whitespace-character-count="690"/>
  </office:meta>
</office:document-meta>
</file>